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style:font-name="monospace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ecompress-run-length-encoded-list/" text:style-name="Internet_20_link" text:visited-style-name="Visited_20_Internet_20_Link"><text:span text:style-name="T1">1313. Decompress Run-Length Encoded List</text:span></text:a></text:p>
      <text:section text:style-name="Sect1" text:name="headlessui-popover-button-:r16:">
        <text:p text:style-name="Standard"/>
      </text:section>
      <text:section text:style-name="Sect1" text:name="headlessui-popover-button-:r8:">
        <text:p text:style-name="Standard"/>
      </text:section>
      <text:p text:style-name="P5">Easy</text:p>
      <text:p text:style-name="P5">1.2K</text:p>
      <text:p text:style-name="P5">1.3K</text:p>
      <text:section text:style-name="Sect1" text:name="headlessui-popover-button-:rc:">
        <text:p text:style-name="Standard"/>
      </text:section>
      <text:section text:style-name="Sect1" text:name="headlessui-popover-button-:re:">
        <text:p text:style-name="Standard"/>
      </text:section>
      <text:p text:style-name="P6">Companies</text:p>
      <text:p text:style-name="P7"><text:span text:style-name="T1">We are given a list </text:span><text:span text:style-name="Source_20_Text"><text:span text:style-name="T2">nums</text:span></text:span><text:span text:style-name="T1"> of integers representing a list compressed with run-length encoding.</text:span></text:p>
      <text:p text:style-name="P7"><text:span text:style-name="T1">Consider each adjacent pair of elements </text:span><text:span text:style-name="Source_20_Text"><text:span text:style-name="T2">[freq, val] = [nums[2*i], nums[2*i+1]]</text:span></text:span><text:span text:style-name="T1"> (with </text:span><text:span text:style-name="Source_20_Text"><text:span text:style-name="T2">i &gt;= 0</text:span></text:span><text:span text:style-name="T1">).  For each such pair, there are </text:span><text:span text:style-name="Source_20_Text"><text:span text:style-name="T2">freq</text:span></text:span><text:span text:style-name="T1"> elements with value </text:span><text:span text:style-name="Source_20_Text"><text:span text:style-name="T2">val</text:span></text:span><text:span text:style-name="T1"> concatenated in a sublist. Concatenate all the sublists from left to right to generate the decompressed list.</text:span></text:p>
      <text:p text:style-name="P8">Return the decompressed list.</text:p>
      <text:p text:style-name="P8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1,2,3,4]</text:span></text:p>
      <text:p text:style-name="P3"><text:span text:style-name="Strong_20_Emphasis"><text:span text:style-name="T1">Output:</text:span></text:span><text:span text:style-name="T1"> [2,4,4,4]</text:span></text:p>
      <text:p text:style-name="P3"><text:span text:style-name="Strong_20_Emphasis"><text:span text:style-name="T1">Explanation:</text:span></text:span><text:span text:style-name="T1"> The first pair [1,2] means we have freq = 1 and val = 2 so we generate the array [2].</text:span></text:p>
      <text:p text:style-name="P2">The second pair [3,4] means we have freq = 3 and val = 4 so we generate [4,4,4].</text:p>
      <text:p text:style-name="P1">At the end the concatenation [2] + [4,4,4] is [2,4,4,4].</text:p>
      <text:p text:style-name="P7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1,1,2,3]</text:span></text:p>
      <text:p text:style-name="P4"><text:span text:style-name="Strong_20_Emphasis"><text:span text:style-name="T1">Output:</text:span></text:span><text:span text:style-name="T1"> [1,3,3]</text:span></text:p>
      <text:p text:style-name="P8"> </text:p>
      <text:p text:style-name="P7"><text:span text:style-name="Strong_20_Emphasis"><text:span text:style-name="T1">Constraints:</text:span></text:span></text:p>
      <text:list xml:id="list80856469" text:style-name="L1">
        <text:list-item>
          <text:p text:style-name="P9"><text:span text:style-name="Source_20_Text"><text:span text:style-name="T2">2 &lt;= nums.length &lt;= 100</text:span></text:span></text:p>
        </text:list-item>
        <text:list-item>
          <text:p text:style-name="P9"><text:span text:style-name="Source_20_Text"><text:span text:style-name="T2">nums.length % 2 == 0</text:span></text:span></text:p>
        </text:list-item>
        <text:list-item>
          <text:p text:style-name="P10"><text:span text:style-name="Source_20_Text"><text:span text:style-name="T3">1 &lt;= nums[i] &lt;= 1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5T22:28:21.057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3" meta:word-count="155" meta:character-count="857" meta:non-whitespace-character-count="723"/>
  </office:meta>
</office:document-meta>
</file>